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7900001514000019D59DD2A05D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Server layer</text:p>
          </table:table-cell>
          <table:table-cell/>
          <table:table-cell table:style-name="ce2" table:number-columns-repeated="4"/>
          <table:table-cell/>
        </table:table-row>
        <table:table-row table:style-name="ro1">
          <table:table-cell table:number-columns-repeated="4"/>
          <table:table-cell table:style-name="ce2" table:number-columns-repeated="4"/>
          <table:table-cell/>
        </table:table-row>
        <table:table-row table:style-name="ro1">
          <table:table-cell table:number-columns-repeated="3"/>
          <table:table-cell/>
          <table:table-cell table:style-name="ce2" office:value-type="string">
            <text:p>Integration </text:p>
          </table:table-cell>
          <table:table-cell table:style-name="ce2" office:value-type="string">
            <text:p>Versioning </text:p>
          </table:table-cell>
          <table:table-cell table:style-name="ce2" office:value-type="string">
            <text:p>Reuse abillity </text:p>
          </table:table-cell>
          <table:table-cell table:style-name="ce2" office:value-type="string">
            <text:p>Scaleability </text:p>
          </table:table-cell>
          <table:table-cell/>
        </table:table-row>
        <table:table-row table:style-name="ro2">
          <table:table-cell office:value-type="string">
            <text:p>Statefull </text:p>
          </table:table-cell>
          <table:table-cell office:value-type="string">
            <text:p>Domain Model strategy </text:p>
          </table:table-cell>
          <table:table-cell office:value-type="string">
            <text:p><text:a xlink:href="http://wiki.cantara.no/display/PE/Full+Domain+model">Full Domain model</text:a> </text:p>
          </table:table-cell>
          <table:table-cell office:value-type="string">
            <text:p><text:a xlink:href="http://wiki.cantara.no/pages/createpage.action?spaceKey=PE&amp;title=DM+EJB&amp;linkCreation=true&amp;fromPageId=393254">DM EJB</text:a>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DM+WS&amp;linkCreation=true&amp;fromPageId=393254">DM WS</text:a>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DM+RMI&amp;linkCreation=true&amp;fromPageId=393254">DM RMI</text:a> 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 table:number-columns-repeated="2" office:value-type="string">
            <text:p> </text:p>
          </table:table-cell>
          <table:table-cell office:value-type="string">
            <text:p><text:a xlink:href="http://wiki.cantara.no/display/PE/Edit+bubles">Edit bubles</text:a> / partitioned domain model approach </text:p>
          </table:table-cell>
          <table:table-cell office:value-type="string">
            <text:p><text:a xlink:href="http://wiki.cantara.no/pages/createpage.action?spaceKey=PE&amp;title=EB+EJB&amp;linkCreation=true&amp;fromPageId=393254">EB EJB</text:a>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EB+Rest&amp;linkCreation=true&amp;fromPageId=393254">EB Rest</text:a>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EB+WS&amp;linkCreation=true&amp;fromPageId=393254">EB WS</text:a> 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EB+RMI&amp;linkCreation=true&amp;fromPageId=393254">EB RMI</text:a> 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EB+SOA&amp;linkCreation=true&amp;fromPageId=393254">EB SOA</text:a>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 </text:p>
          </table:table-cell>
          <table:table-cell office:value-type="string">
            <text:p>Mobile Code </text:p>
          </table:table-cell>
          <table:table-cell office:value-type="string">
            <text:p><text:a xlink:href="http://wiki.cantara.no/display/PE/Master+worker">Master worker</text:a> </text:p>
          </table:table-cell>
          <table:table-cell office:value-type="string">
            <text:p><text:a xlink:href="http://wiki.cantara.no/pages/createpage.action?spaceKey=PE&amp;title=MW+JINI&amp;linkCreation=true&amp;fromPageId=393254">MW JINI</text:a>/JavaSpace Tuplespaces. 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table:number-columns-repeated="2" office:value-type="string">
            <text:p> </text:p>
          </table:table-cell>
          <table:table-cell office:value-type="string">
            <text:p><text:a xlink:href="http://wiki.cantara.no/display/PE/Mobile+Services">Mobile Services</text:a> </text:p>
          </table:table-cell>
          <table:table-cell office:value-type="string">
            <text:p><text:a xlink:href="http://wiki.cantara.no/pages/createpage.action?spaceKey=PE&amp;title=MS+JINI&amp;linkCreation=true&amp;fromPageId=393254">MS JINI</text:a>/JavaSpaces Tuplespaces. 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MS+SOA&amp;linkCreation=true&amp;fromPageId=393254">MS SOA</text:a>SOA </text:p>
          </table:table-cell>
          <table:table-cell table:number-columns-repeated="3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office:value-type="string">
            <text:p><text:a xlink:href="http://wiki.cantara.no/display/PE/Shared+state">Shared state</text:a> </text:p>
          </table:table-cell>
          <table:table-cell office:value-type="string">
            <text:p> </text:p>
          </table:table-cell>
          <table:table-cell office:value-type="string">
            <text:p><text:a xlink:href="http://wiki.cantara.no/pages/createpage.action?spaceKey=PE&amp;title=Dist+Cache&amp;linkCreation=true&amp;fromPageId=393254">Dist Cache</text:a>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BB+EJB&amp;linkCreation=true&amp;fromPageId=393254">BB EJB</text:a>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BB+RMI&amp;linkCreation=true&amp;fromPageId=393254">BB RMI</text:a>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ateless </text:p>
          </table:table-cell>
          <table:table-cell office:value-type="string">
            <text:p><text:a xlink:href="http://wiki.cantara.no/display/PE/State+til+klient">State til klient</text:a> </text:p>
          </table:table-cell>
          <table:table-cell office:value-type="string">
            <text:p> </text:p>
          </table:table-cell>
          <table:table-cell office:value-type="string">
            <text:p><text:a xlink:href="http://wiki.cantara.no/pages/createpage.action?spaceKey=PE&amp;title=CS+Servlet&amp;linkCreation=true&amp;fromPageId=393254">CS Servlet</text:a>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CS+REST&amp;linkCreation=true&amp;fromPageId=393254">CS REST</text:a>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CS+JMS&amp;linkCreation=true&amp;fromPageId=393254">CS JMS</text:a> 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CS+Spring&amp;linkCreation=true&amp;fromPageId=393254">CS Spring</text:a>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>
            <draw:frame table:end-cell-address="Sheet1.O44" table:end-x="0.7354in" table:end-y="0.1138in" draw:z-index="0" draw:style-name="gr1" svg:width="6.0295in" svg:height="4.3024in" svg:x="0.0398in" svg:y="0.0382in">
              <draw:object draw:notify-on-update-of-ranges="Sheet1.D3:Sheet1.D3 Sheet1.D4:Sheet1.D33 Sheet1.E3:Sheet1.E3 Sheet1.E4:Sheet1.E33 Sheet1.F3:Sheet1.F3 Sheet1.F4:Sheet1.F33 Sheet1.G3:Sheet1.G3 Sheet1.G4:Sheet1.G33 Sheet1.H3:Sheet1.H3 Sheet1.H4:Sheet1.H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CS+WS&amp;linkCreation=true&amp;fromPageId=393254">CS WS</text:a>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CS+SOA&amp;linkCreation=true&amp;fromPageId=393254">CS SOA</text:a>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office:value-type="string">
            <text:p><text:a xlink:href="http://wiki.cantara.no/display/PE/State+til+base">State til base</text:a> </text:p>
          </table:table-cell>
          <table:table-cell office:value-type="string">
            <text:p> </text:p>
          </table:table-cell>
          <table:table-cell office:value-type="string">
            <text:p><text:a xlink:href="http://wiki.cantara.no/pages/createpage.action?spaceKey=PE&amp;title=SS+Servlet&amp;linkCreation=true&amp;fromPageId=393254">SS Servlet</text:a>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SS+JMS&amp;linkCreation=true&amp;fromPageId=393254">SS JMS</text:a>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SS+Spring&amp;linkCreation=true&amp;fromPageId=393254">SS Spring</text:a>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SS+WS&amp;linkCreation=true&amp;fromPageId=393254">SS WS</text:a>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SS+SOA&amp;linkCreation=true&amp;fromPageId=393254">SS SOA</text:a>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 </text:p>
          </table:table-cell>
          <table:table-cell office:value-type="string">
            <text:p>"Ekte" <text:a xlink:href="http://wiki.cantara.no/display/PE/No+state">No state</text:a> </text:p>
          </table:table-cell>
          <table:table-cell office:value-type="string">
            <text:p> </text:p>
          </table:table-cell>
          <table:table-cell office:value-type="string">
            <text:p><text:a xlink:href="http://wiki.cantara.no/pages/createpage.action?spaceKey=PE&amp;title=NS+Servlet&amp;linkCreation=true&amp;fromPageId=393254">NS Servlet</text:a>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NS+JMS&amp;linkCreation=true&amp;fromPageId=393254">NS JMS</text:a>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NS+Spring&amp;linkCreation=true&amp;fromPageId=393254">NS Spring</text:a>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NS+WS&amp;linkCreation=true&amp;fromPageId=393254">NS WS</text:a>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3" office:value-type="string">
            <text:p> </text:p>
          </table:table-cell>
          <table:table-cell office:value-type="string">
            <text:p><text:a xlink:href="http://wiki.cantara.no/pages/createpage.action?spaceKey=PE&amp;title=EDA&amp;linkCreation=true&amp;fromPageId=393254">EDA</text:a>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O128" table:end-x="0.1319in" table:end-y="0.0102in" draw:z-index="0" draw:name="Graphics 1" draw:style-name="gr2" draw:text-style-name="P1" svg:width="12.578in" svg:height="22.5035in" svg:x="0in" svg:y="0in">
              <draw:image xlink:href="Pictures/2000047900001514000019D59DD2A05D.svm" xlink:type="simple" xlink:show="embed" xlink:actuate="onLoad">
                <text:p/>
              </draw:image>
            </draw:frame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1" table:number-columns-repeated="13" table:default-cell-style-name="ce1"/>
        <table:table-row table:style-name="ro1">
          <table:table-cell table:number-columns-repeated="2"/>
          <table:table-cell table:style-name="Default" office:value-type="string">
            <text:p>Data Layer</text:p>
          </table:table-cell>
          <table:table-cell table:style-name="Default" table:number-columns-repeated="12"/>
        </table:table-row>
        <table:table-row table:style-name="ro1" table:number-rows-repeated="3">
          <table:table-cell table:number-columns-repeated="2"/>
          <table:table-cell table:style-name="Default" table:number-columns-repeated="13"/>
        </table:table-row>
        <table:table-row table:style-name="ro4">
          <table:table-cell table:number-columns-repeated="2"/>
          <table:table-cell table:style-name="ce3" office:value-type="string">
            <text:p> </text:p>
          </table:table-cell>
          <table:table-cell table:style-name="ce2" office:value-type="string">
            <text:p>NON DB </text:p>
          </table:table-cell>
          <table:table-cell table:number-columns-repeated="4" table:style-name="ce3" office:value-type="string">
            <text:p> </text:p>
          </table:table-cell>
          <table:table-cell table:style-name="ce2" office:value-type="string">
            <text:p>Non-relational </text:p>
            <draw:frame table:end-cell-address="Sheet3.L20" table:end-x="0.7949in" table:end-y="0.1205in" draw:z-index="0" draw:style-name="gr1" svg:width="3.1492in" svg:height="2.7555in" svg:x="0.3126in" svg:y="0.1744in">
              <draw:object draw:notify-on-update-of-ranges="Sheet3.C6:Sheet3.C6 Sheet3.D6:Sheet3.O6 Sheet3.C7:Sheet3.C7 Sheet3.D7:Sheet3.O7 Sheet3.C8:Sheet3.C8 Sheet3.D8:Sheet3.O8 Sheet3.C9:Sheet3.C9 Sheet3.D9:Sheet3.O9 Sheet3.C10:Sheet3.C10 Sheet3.D10:Sheet3.O10 Sheet3.C11:Sheet3.C11 Sheet3.D11:Sheet3.O11 Sheet3.C12:Sheet3.C12 Sheet3.D12:Sheet3.O12 Sheet3.C13:Sheet3.C13 Sheet3.D13:Sheet3.O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 table:style-name="ce3" office:value-type="string">
            <text:p> </text:p>
          </table:table-cell>
          <table:table-cell table:style-name="ce2" office:value-type="string">
            <text:p>RDBMS </text:p>
          </table:table-cell>
          <table:table-cell table:number-columns-repeated="2" table:style-name="ce3" office:value-type="string">
            <text:p> </text:p>
          </table:table-cell>
        </table:table-row>
        <table:table-row table:style-name="ro1">
          <table:table-cell table:number-columns-repeated="2"/>
          <table:table-cell office:value-type="string">
            <text:p> </text:p>
          </table:table-cell>
          <table:table-cell office:value-type="string">
            <text:p>Søkemotor </text:p>
          </table:table-cell>
          <table:table-cell office:value-type="string">
            <text:p>Grid </text:p>
          </table:table-cell>
          <table:table-cell office:value-type="string">
            <text:p>Service </text:p>
          </table:table-cell>
          <table:table-cell office:value-type="string">
            <text:p>flatfil </text:p>
          </table:table-cell>
          <table:table-cell office:value-type="string">
            <text:p>minne </text:p>
          </table:table-cell>
          <table:table-cell office:value-type="string">
            <text:p>document </text:p>
          </table:table-cell>
          <table:table-cell office:value-type="string">
            <text:p>column </text:p>
          </table:table-cell>
          <table:table-cell office:value-type="string">
            <text:p>object </text:p>
          </table:table-cell>
          <table:table-cell office:value-type="string">
            <text:p>graph </text:p>
          </table:table-cell>
          <table:table-cell office:value-type="string">
            <text:p>SQL </text:p>
          </table:table-cell>
          <table:table-cell office:value-type="string">
            <text:p>ORM </text:p>
          </table:table-cell>
          <table:table-cell office:value-type="string">
            <text:p>Active record </text:p>
          </table:table-cell>
        </table:table-row>
        <table:table-row table:style-name="ro1">
          <table:table-cell table:number-columns-repeated="2"/>
          <table:table-cell office:value-type="string">
            <text:p>Scalability 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Availability 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Integritet 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Query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Latency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Persistens 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Transaksjoner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table:style-name="Default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04/14/2009</text:date>, <text:time>21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r Hetland</meta:initial-creator>
    <meta:creation-date>2009-04-14T17:58:01</meta:creation-date>
    <dc:date>2009-04-14T21:10:23</dc:date>
    <dc:creator>Thor Hetland</dc:creator>
    <meta:editing-duration>PT01H55M20S</meta:editing-duration>
    <meta:editing-cycles>2</meta:editing-cycles>
    <meta:generator>OpenOffice.org/3.0$Linux OpenOffice.org_project/300m9$Build-9358</meta:generator>
    <meta:document-statistic meta:table-count="3" meta:cell-count="36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316cm" svg:height="10.929cm" chart:class="chart:radar" chart:style-name="ch1">
        <chart:legend chart:legend-position="end" svg:x="12.614cm" svg:y="4.62cm" chart:style-name="ch2"/>
        <chart:plot-area chart:style-name="ch3" table:cell-range-address="Sheet1.D3:Sheet1.H33" chart:data-source-has-labels="both" svg:x="0.306cm" svg:y="0.218cm" svg:width="12.003cm" svg:height="10.275cm">
          <chart:axis chart:dimension="x" chart:name="primary-x" chart:style-name="ch4">
            <chart:categories table:cell-range-address="Sheet1.D4:Sheet1.D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33" chart:label-cell-address="Sheet1.E3:Sheet1.E3" chart:class="chart:radar">
            <chart:data-point chart:repeated="30"/>
          </chart:series>
          <chart:series chart:style-name="ch7" chart:values-cell-range-address="Sheet1.F4:Sheet1.F33" chart:label-cell-address="Sheet1.F3:Sheet1.F3" chart:class="chart:radar">
            <chart:data-point chart:repeated="30"/>
          </chart:series>
          <chart:series chart:style-name="ch8" chart:values-cell-range-address="Sheet1.G4:Sheet1.G33" chart:label-cell-address="Sheet1.G3:Sheet1.G3" chart:class="chart:radar">
            <chart:data-point chart:repeated="30"/>
          </chart:series>
          <chart:series chart:style-name="ch9" chart:values-cell-range-address="Sheet1.H4:Sheet1.H33" chart:label-cell-address="Sheet1.H3:Sheet1.H3" chart:class="chart:rada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3:Sheet1.E3">Integration </text:p>
              </table:table-cell>
              <table:table-cell office:value-type="string">
                <text:p text:id="Sheet1.F3:Sheet1.F3">Versioning </text:p>
              </table:table-cell>
              <table:table-cell office:value-type="string">
                <text:p text:id="Sheet1.G3:Sheet1.G3">Reuse abillity </text:p>
              </table:table-cell>
              <table:table-cell office:value-type="string">
                <text:p text:id="Sheet1.H3:Sheet1.H3">Scaleability </text:p>
              </table:table-cell>
            </table:table-row>
          </table:table-header-rows>
          <table:table-rows>
            <table:table-row>
              <table:table-cell office:value-type="string">
                <text:p text:id="Sheet1.D4:Sheet1.D33">DM EJB </text:p>
              </table:table-cell>
              <table:table-cell office:value-type="float" office:value="7">
                <text:p text:id="Sheet1.E4:Sheet1.E33">7</text:p>
              </table:table-cell>
              <table:table-cell office:value-type="float" office:value="3">
                <text:p text:id="Sheet1.F4:Sheet1.F33">3</text:p>
              </table:table-cell>
              <table:table-cell office:value-type="float" office:value="2">
                <text:p text:id="Sheet1.G4:Sheet1.G33">2</text:p>
              </table:table-cell>
              <table:table-cell office:value-type="float" office:value="6">
                <text:p text:id="Sheet1.H4:Sheet1.H33">6</text:p>
              </table:table-cell>
            </table:table-row>
            <table:table-row>
              <table:table-cell office:value-type="string">
                <text:p>DM WS 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M RMI 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B EJB 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B Rest 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B WS 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B RMI 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B SOA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W JINI/JavaSpace Tuplespaces. 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S JINI/JavaSpaces Tuplespaces. 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S SOASOA 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Cache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B EJB 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B RMI 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 Servlet 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 REST 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 JMS 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 Spring 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S WS 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S SOA 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S Servlet 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S JMS 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S Spring 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S WS 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S SOA 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S Servlet 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S JMS 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S Spring 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S WS 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D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legend chart:legend-position="end" svg:x="5.761cm" svg:y="1.934cm" chart:style-name="ch2"/>
        <chart:plot-area chart:style-name="ch3" table:cell-range-address="Sheet3.C6:Sheet3.O13" chart:data-source-has-labels="both" svg:x="0.16cm" svg:y="0.14cm" svg:width="5.442cm" svg:height="6.58cm">
          <chart:axis chart:dimension="x" chart:name="primary-x" chart:style-name="ch4">
            <chart:categories table:cell-range-address="Sheet3.D6:Sheet3.O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D7:Sheet3.O7" chart:label-cell-address="Sheet3.C7:Sheet3.C7" chart:class="chart:radar">
            <chart:data-point chart:repeated="12"/>
          </chart:series>
          <chart:series chart:style-name="ch7" chart:values-cell-range-address="Sheet3.D8:Sheet3.O8" chart:label-cell-address="Sheet3.C8:Sheet3.C8" chart:class="chart:radar">
            <chart:data-point chart:repeated="12"/>
          </chart:series>
          <chart:series chart:style-name="ch8" chart:values-cell-range-address="Sheet3.D9:Sheet3.O9" chart:label-cell-address="Sheet3.C9:Sheet3.C9" chart:class="chart:radar">
            <chart:data-point chart:repeated="12"/>
          </chart:series>
          <chart:series chart:style-name="ch9" chart:values-cell-range-address="Sheet3.D10:Sheet3.O10" chart:label-cell-address="Sheet3.C10:Sheet3.C10" chart:class="chart:radar">
            <chart:data-point chart:repeated="12"/>
          </chart:series>
          <chart:series chart:style-name="ch10" chart:values-cell-range-address="Sheet3.D11:Sheet3.O11" chart:label-cell-address="Sheet3.C11:Sheet3.C11" chart:class="chart:radar">
            <chart:data-point chart:repeated="12"/>
          </chart:series>
          <chart:series chart:style-name="ch11" chart:values-cell-range-address="Sheet3.D12:Sheet3.O12" chart:label-cell-address="Sheet3.C12:Sheet3.C12" chart:class="chart:radar">
            <chart:data-point chart:repeated="12"/>
          </chart:series>
          <chart:series chart:style-name="ch12" chart:values-cell-range-address="Sheet3.D13:Sheet3.O13" chart:label-cell-address="Sheet3.C13:Sheet3.C13" chart:class="chart:rad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3.D6:Sheet3.O6">Søkemotor </text:p>
              </table:table-cell>
              <table:table-cell office:value-type="string">
                <text:p>Grid </text:p>
              </table:table-cell>
              <table:table-cell office:value-type="string">
                <text:p>Service </text:p>
              </table:table-cell>
              <table:table-cell office:value-type="string">
                <text:p>flatfil </text:p>
              </table:table-cell>
              <table:table-cell office:value-type="string">
                <text:p>minne </text:p>
              </table:table-cell>
              <table:table-cell office:value-type="string">
                <text:p>document </text:p>
              </table:table-cell>
              <table:table-cell office:value-type="string">
                <text:p>column </text:p>
              </table:table-cell>
              <table:table-cell office:value-type="string">
                <text:p>object </text:p>
              </table:table-cell>
              <table:table-cell office:value-type="string">
                <text:p>graph </text:p>
              </table:table-cell>
              <table:table-cell office:value-type="string">
                <text:p>SQL </text:p>
              </table:table-cell>
              <table:table-cell office:value-type="string">
                <text:p>ORM </text:p>
              </table:table-cell>
              <table:table-cell office:value-type="string">
                <text:p>Active record </text:p>
              </table:table-cell>
            </table:table-row>
          </table:table-header-rows>
          <table:table-rows>
            <table:table-row>
              <table:table-cell office:value-type="string">
                <text:p text:id="Sheet3.C7:Sheet3.C7">Scalability </text:p>
              </table:table-cell>
              <table:table-cell office:value-type="float" office:value="8">
                <text:p text:id="Sheet3.D7:Sheet3.O7"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 text:id="Sheet3.C8:Sheet3.C8">Availability </text:p>
              </table:table-cell>
              <table:table-cell office:value-type="float" office:value="6">
                <text:p text:id="Sheet3.D8:Sheet3.O8"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 text:id="Sheet3.C9:Sheet3.C9">Integritet </text:p>
              </table:table-cell>
              <table:table-cell office:value-type="float" office:value="6">
                <text:p text:id="Sheet3.D9:Sheet3.O9"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 text:id="Sheet3.C10:Sheet3.C10">Query </text:p>
              </table:table-cell>
              <table:table-cell office:value-type="float" office:value="9">
                <text:p text:id="Sheet3.D10:Sheet3.O10"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 text:id="Sheet3.C11:Sheet3.C11">Latency </text:p>
              </table:table-cell>
              <table:table-cell office:value-type="float" office:value="7">
                <text:p text:id="Sheet3.D11:Sheet3.O11"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 text:id="Sheet3.C12:Sheet3.C12">Persistens </text:p>
              </table:table-cell>
              <table:table-cell office:value-type="float" office:value="5">
                <text:p text:id="Sheet3.D12:Sheet3.O12"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 text:id="Sheet3.C13:Sheet3.C13">Transaksjoner </text:p>
              </table:table-cell>
              <table:table-cell office:value-type="float" office:value="0">
                <text:p text:id="Sheet3.D13:Sheet3.O13"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